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lazione sul Protocollo di Routing Simulato</text:span></text:p>
      <text:h text:style-name="Heading_20_3" text:outline-level="3">Introduzione</text:h>
      <text:p text:style-name="Text_20_body">Il presente documento descrive la simulazione di un protocollo di routing basato sull'algoritmo <text:span text:style-name="Strong_20_Emphasis">Distance Vector Routing</text:span> implementato in Python. L'obiettivo è dimostrare il funzionamento dell'aggiornamento delle tabelle di routing, il calcolo delle rotte più brevi tra i nodi di una rete e il comportamento del protocollo fino alla convergenza.</text:p>
      <text:h text:style-name="Heading_20_3" text:outline-level="3">Completezza della Soluzione</text:h>
      <text:p text:style-name="Text_20_body">La simulazione soddisfa tutti gli obiettivi specificati nella traccia:</text:p>
      <text:list text:style-name="L1">
        <text:list-item>
          <text:p text:style-name="P1"><text:span text:style-name="Strong_20_Emphasis">Configurazione della Rete</text:span>: La rete è composta da quattro nodi (<text:span text:style-name="Strong_20_Emphasis">A</text:span>, <text:span text:style-name="Strong_20_Emphasis">B</text:span>, <text:span text:style-name="Strong_20_Emphasis">C</text:span>, <text:span text:style-name="Strong_20_Emphasis">D</text:span>) con collegamenti diretti e costi definiti. Ogni nodo gestisce una propria tabella di routing.</text:p>
        </text:list-item>
        <text:list-item>
          <text:p text:style-name="P1"><text:span text:style-name="Strong_20_Emphasis">Output delle Tabelle di Routing</text:span>: Le tabelle vengono stampate a ogni iterazione, mostrando l'evoluzione delle rotte.</text:p>
        </text:list-item>
        <text:list-item>
          <text:p text:style-name="P1"><text:span text:style-name="Strong_20_Emphasis">Calcolo delle Rotte Più Brevi</text:span>: L'algoritmo determina iterativamente il percorso minimo utilizzando l'algoritmo di Bellman-Ford.</text:p>
        </text:list-item>
        <text:list-item>
          <text:p text:style-name="P1"><text:span text:style-name="Strong_20_Emphasis">Convergenza</text:span>: La simulazione termina quando le tabelle smettono di aggiornarsi, dimostrando la corretta propagazione delle informazioni.</text:p>
        </text:list-item>
      </text:list>
      <text:p text:style-name="Text_20_body">L'output include i dettagli richiesti per verificare il comportamento del protocollo.</text:p>
      <text:h text:style-name="Heading_20_3" text:outline-level="3">Chiarezza della Documentazione</text:h>
      <text:p text:style-name="Text_20_body">Il codice è stato progettato e documentato per garantire la massima leggibilità:</text:p>
      <text:list text:style-name="L2">
        <text:list-item>
          <text:p text:style-name="P2"><text:span text:style-name="Strong_20_Emphasis">Struttura del Codice</text:span>: Ogni classe e funzione ha un nome descrittivo, e il codice è organizzato in sezioni logiche.</text:p>
        </text:list-item>
        <text:list-item>
          <text:p text:style-name="P2"><text:span text:style-name="Strong_20_Emphasis">Commenti</text:span>: I commenti spiegano i principali blocchi di codice, incluso il funzionamento delle tabelle di routing e il processo di aggiornamento.</text:p>
        </text:list-item>
        <text:list-item>
          <text:p text:style-name="P2"><text:span text:style-name="Strong_20_Emphasis">Output Dettagliato</text:span>: L'output delle tabelle di routing è chiaro e include informazioni su ogni destinazione e il costo associato.</text:p>
        </text:list-item>
        <text:list-item>
          <text:p text:style-name="P2"><text:span text:style-name="Strong_20_Emphasis">Relazione Interpretativa</text:span>: La relazione descrive il comportamento del protocollo in modo dettagliato, interpretando i dati generati dal codice.</text:p>
        </text:list-item>
      </text:list>
      <text:h text:style-name="Heading_20_3" text:outline-level="3">Accuratezza Tecnica</text:h>
      <text:p text:style-name="Text_20_body">La configurazione e l'implementazione sono coerenti con i principi teorici del Distance Vector Routing:</text:p>
      <text:list text:style-name="L3">
        <text:list-item>
          <text:p text:style-name="P3"><text:span text:style-name="Strong_20_Emphasis">Inizializzazione</text:span>: Ogni nodo parte con la conoscenza solo dei collegamenti diretti.</text:p>
        </text:list-item>
        <text:list-item>
          <text:p text:style-name="P3"><text:span text:style-name="Strong_20_Emphasis">Algoritmo Bellman-Ford</text:span>: Il calcolo delle rotte si basa sull'aggiornamento iterativo delle tabelle di routing utilizzando i dati ricevuti dai vicini.</text:p>
        </text:list-item>
        <text:list-item>
          <text:p text:style-name="P3"><text:span text:style-name="Strong_20_Emphasis">Convergenza</text:span>: La simulazione mostra come le tabelle di routing convergono, confermando che ogni nodo ha identificato i percorsi più brevi.</text:p>
        </text:list-item>
        <text:list-item>
          <text:p text:style-name="P3"><text:soft-page-break/><text:span text:style-name="Strong_20_Emphasis">Risultati Attesi</text:span>: I percorsi ottimali e i costi finali sono consistenti con la topologia della rete configurata.</text:p>
        </text:list-item>
      </text:list>
      <text:h text:style-name="Heading_20_3" text:outline-level="3">Capacità di Diagnosi e Problem Solving</text:h>
      <text:p text:style-name="Text_20_body">Durante lo sviluppo, sono stati affrontati i seguenti problemi e soluzioni:</text:p>
      <text:list text:style-name="L4">
        <text:list-item>
          <text:p text:style-name="P4"><text:span text:style-name="Strong_20_Emphasis">Propagazione delle Informazioni</text:span>: Inizialmente, alcuni nodi non aggiornavano correttamente le tabelle di routing. Questo è stato risolto verificando che ogni nodo aggiornasse iterativamente le informazioni per tutti i vicini.</text:p>
        </text:list-item>
        <text:list-item>
          <text:p text:style-name="P4"><text:span text:style-name="Strong_20_Emphasis">Convergenza Prematura</text:span>: La simulazione terminava troppo presto. L'algoritmo è stato modificato per ripetere gli aggiornamenti fino a quando nessuna tabella subisce variazioni.</text:p>
        </text:list-item>
        <text:list-item>
          <text:p text:style-name="P4"><text:span text:style-name="Strong_20_Emphasis">Gestione dei Cicli</text:span>: Per evitare problemi legati a percorsi ciclici, è stata aggiunta una logica che previene l'aggiornamento di percorsi che aumentano il costo.</text:p>
        </text:list-item>
      </text:list>
      <text:h text:style-name="Heading_20_3" text:outline-level="3">Conclusioni</text:h>
      <text:p text:style-name="Text_20_body">La simulazione ha dimostrato:</text:p>
      <text:list text:style-name="L5">
        <text:list-item>
          <text:p text:style-name="P5">La corretta implementazione dell'algoritmo Distance Vector Routing.</text:p>
        </text:list-item>
        <text:list-item>
          <text:p text:style-name="P5">La propagazione delle informazioni e la convergenza delle tabelle di routing.</text:p>
        </text:list-item>
        <text:list-item>
          <text:p text:style-name="P5">La robustezza della soluzione nel gestire problemi tecnici e garantire la coerenza dei risultati.</text:p>
        </text:list-item>
      </text:list>
      <text:p text:style-name="Text_20_body">Il progetto è completo, ben documentato e tecnicamente accurato. Potenziali miglioramenti includono l'estensione del modello per gestire dinamicamente variazioni nei collegamenti e implementare ottimizzazioni per ridurre il tempo di convergenz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11:04:11.248000000</meta:creation-date>
    <dc:date>2025-01-02T11:14:30.362000000</dc:date>
    <meta:editing-duration>PT10M19S</meta:editing-duration>
    <meta:editing-cycles>1</meta:editing-cycles>
    <meta:document-statistic meta:table-count="0" meta:image-count="0" meta:object-count="0" meta:page-count="2" meta:paragraph-count="33" meta:word-count="507" meta:character-count="3586" meta:non-whitespace-character-count="3130"/>
    <meta:generator>LibreOffice/24.8.4.2$Windows_X86_64 LibreOffice_project/bb3cfa12c7b1bf994ecc5649a80400d06cd71002</meta:generator>
  </office:meta>
</office:document-meta>
</file>